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text-properties officeooo:rsid="001d8fb5" officeooo:paragraph-rsid="001d8fb5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loext:graphic-properties draw:fill="solid" draw:fill-color="#666666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loext:color-lum-mod="100%" loext:color-lum-off="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666666" draw:secondary-fill-color="#d4ea6b" draw:opacity="100%" draw:textarea-horizontal-align="center" draw:textarea-vertical-align="middle" draw:auto-grow-height="false" draw:fit-to-size="false" style:shrink-to-fit="false" fo:min-height="20.639cm" fo:min-width="29.138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imple 2" draw:style-name="gr1" draw:text-style-name="P3" svg:width="29.662cm" svg:height="20.924cm" svg:x="3.628cm" svg:y="3.628cm"><text:p text:style-name="P2"><text:span text:style-name="T1">De: JN</text:span></text:p><text:p text:style-name="P2"><text:span text:style-name="T1">Para: SANTANA</text:span></text:p><text:p text:style-name="P2"><text:span text:style-name="T1">nf. 2144</text:span></text:p><text:p text:style-name="P2"><text:span text:style-name="T1">Colgate</text:span></text:p><text:p text:style-name="P2"><text:span text:style-name="T1">12 volumes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diffusion="0%" draw:extrusion-color="true" draw:extrusion-specularity="0%" draw:text-areas="0 0 21600 21600" draw:text-path="true" draw:text-path-mode="shape" draw:text-path-scale="path" draw:text-path-same-letter-heights="false" draw:type="fontwork-plain-text" draw:modifiers="9328.70009219204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  <style:font-face style:name="NSimSun1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29T08:54:42.856000000</meta:creation-date>
    <dc:date>2022-10-20T11:26:58.536000000</dc:date>
    <meta:editing-duration>PT9H53M44S</meta:editing-duration>
    <meta:editing-cycles>13</meta:editing-cycles>
    <meta:generator>LibreOffice/7.4.0.3$Windows_X86_64 LibreOffice_project/f85e47c08ddd19c015c0114a68350214f7066f5a</meta:generator>
    <meta:print-date>2022-10-20T11:25:39.866000000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